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c9d84" officeooo:paragraph-rsid="001c9d84"/>
    </style:style>
    <style:style style:name="P2" style:family="paragraph" style:parent-style-name="Standard">
      <style:text-properties fo:language="en" fo:country="US" officeooo:rsid="001e65e4" officeooo:paragraph-rsid="001e65e4"/>
    </style:style>
    <style:style style:name="T1" style:family="text">
      <style:text-properties officeooo:rsid="002003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l_admin : admin_pwd</text:p>
      <text:p text:style-name="P2">ll_user1 : <text:span text:style-name="T1">notadmin</text:span>1_pw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3T17:36:52.109000000</dc:date>
    <meta:editing-duration>PT3M</meta:editing-duration>
    <meta:editing-cycles>3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2" meta:word-count="6" meta:character-count="44" meta:non-whitespace-character-count="40"/>
  </office:meta>
</office:document-meta>
</file>